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erif"/>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style:font-weight-asian="bold" style:font-weight-complex="bold"/>
    </style:style>
    <style:style style:name="P2" style:family="paragraph" style:parent-style-name="Standard">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font-name="Times New Roman" fo:font-weight="normal" officeooo:paragraph-rsid="0005b3be" style:font-weight-asian="normal" style:font-weight-complex="normal"/>
    </style:style>
    <style:style style:name="P4" style:family="paragraph" style:parent-style-name="Standard">
      <style:paragraph-properties fo:text-align="center" style:justify-single-word="false"/>
      <style:text-properties fo:font-variant="normal" fo:text-transform="none" fo:color="#222222" style:font-name="Times New Roman1" fo:font-size="16pt" fo:letter-spacing="normal" fo:font-style="normal" fo:font-weight="bold" style:font-size-asian="16pt" style:font-weight-asian="bold" style:font-size-complex="16pt" style:font-weight-complex="bold"/>
    </style:style>
    <style:style style:name="P5" style:family="paragraph" style:parent-style-name="Standard">
      <style:paragraph-properties fo:margin-left="0cm" fo:margin-right="0cm" fo:text-align="justify" style:justify-single-word="false" fo:text-indent="1.508cm" style:auto-text-indent="false"/>
      <style:text-properties style:font-name="Times New Roman" fo:font-size="14pt" fo:font-weight="normal" style:font-size-asian="14pt" style:font-weight-asian="normal" style:font-size-complex="14pt" style:font-weight-complex="normal"/>
    </style:style>
    <style:style style:name="P6" style:family="paragraph" style:parent-style-name="Standard">
      <style:paragraph-properties fo:margin-left="0cm" fo:margin-right="0cm" fo:text-align="justify" style:justify-single-word="false" fo:text-indent="1.508cm" style:auto-text-indent="false"/>
      <style:text-properties style:font-name="Times New Roman" fo:font-size="14pt" fo:font-weight="normal" officeooo:rsid="00094605" officeooo:paragraph-rsid="00094605" style:font-size-asian="14pt" style:font-weight-asian="normal" style:font-size-complex="14pt" style:font-weight-complex="normal"/>
    </style:style>
    <style:style style:name="P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P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Times New Roman" fo:font-size="14pt" fo:font-weight="normal" officeooo:rsid="00067d7e" officeooo:paragraph-rsid="00067d7e" style:font-name-asian="Times New Roman" style:font-size-asian="14pt" style:font-weight-asian="normal" style:font-name-complex="Times New Roman" style:font-size-complex="14pt" style:font-weight-complex="normal"/>
    </style:style>
    <style:style style:name="P10" style:family="paragraph" style:parent-style-name="Standard">
      <style:paragraph-properties fo:text-align="center" style:justify-single-word="false"/>
      <style:text-properties style:font-name="Times New Roman" fo:font-size="12pt" fo:font-style="italic" fo:font-weight="normal" officeooo:rsid="0005b3be" officeooo:paragraph-rsid="0005b3be"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justify" style:justify-single-word="false" fo:text-indent="1.508cm" style:auto-text-indent="false"/>
      <style:text-properties style:font-name="Times New Roman" fo:font-size="14pt" fo:font-weight="normal" officeooo:rsid="00094605" officeooo:paragraph-rsid="000cdfbd" style:font-size-asian="14pt" style:font-weight-asian="normal" style:font-size-complex="14pt" style:font-weight-complex="normal"/>
    </style:style>
    <style:style style:name="T1" style:family="text">
      <style:text-properties officeooo:rsid="0005b3b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76d71" style:font-style-asian="normal" style:font-style-complex="normal"/>
    </style:style>
    <style:style style:name="T5" style:family="text">
      <style:text-properties officeooo:rsid="000817be"/>
    </style:style>
    <style:style style:name="T6" style:family="text">
      <style:text-properties fo:font-size="12pt" fo:font-style="italic" officeooo:rsid="0005b3be" style:font-size-asian="10.5pt" style:font-style-asian="italic" style:font-size-complex="12pt" style:font-style-complex="italic"/>
    </style:style>
    <style:style style:name="T7" style:family="text">
      <style:text-properties fo:font-size="12pt" fo:font-style="italic" officeooo:rsid="0005fd26" style:font-size-asian="10.5pt" style:font-style-asian="italic" style:font-size-complex="12pt" style:font-style-complex="italic"/>
    </style:style>
    <style:style style:name="T8" style:family="text">
      <style:text-properties officeooo:rsid="0009995e"/>
    </style:style>
    <style:style style:name="T9" style:family="text">
      <style:text-properties officeooo:rsid="000be3ce"/>
    </style:style>
    <style:style style:name="T10" style:family="text">
      <style:text-properties fo:font-variant="normal" fo:text-transform="none" fo:color="#222222" style:font-name="arial" fo:letter-spacing="normal" fo:font-style="normal"/>
    </style:style>
    <style:style style:name="T11" style:family="text">
      <style:text-properties fo:font-variant="normal" fo:text-transform="none" fo:color="#222222"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edictions of Stellar Occultations by Irregular Satellites up to 2020</text:p>
      <text:p text:style-name="P1"/>
      <text:p text:style-name="P2">A. R. Gomes-Júnior <text:span text:style-name="T1">(1)</text:span>, M. Assafin <text:span text:style-name="T1">(1)</text:span>, L. Beauvalet <text:span text:style-name="T1">(2,3)</text:span>, J. Desmars <text:span text:style-name="T1">(3)</text:span>, R. Vieira-Martins <text:span text:style-name="T1">(1, 2, 4)</text:span>, J. I. B Camargo <text:span text:style-name="T1">(2, 4)</text:span>, B. E. Morgado <text:span text:style-name="T1">(1, 2)</text:span>, F. Braga-Ribas <text:span text:style-name="T1">(4)</text:span></text:p>
      <text:p text:style-name="P3"><text:span text:style-name="T6">(1) Observatório do Valongo, (2) Ovservatório Nacional, (3) </text:span><text:span text:style-name="T7">Observatório de Paris/</text:span><text:span text:style-name="T6">IMCCE, (4) Laboratório interinstitucional de e-Astronomia, (5) Universidade Tecnológica Federal do Paraná</text:span></text:p>
      <text:p text:style-name="P10"/>
      <text:p text:style-name="P11"><text:span text:style-name="T11">Due to their orbital configurations, it is believed the irregular satellites of the Giant Planets were captured by their host planets during the Solar System evolution. It is important to know their physical parameters such as size, shape, albedo and composition in an attempt to access their origin. The best ground-based technique to do so is by stellar occultations.</text:span></text:p>
      <text:p text:style-name="P11"><text:span text:style-name="T11">With the release of the GAIA catalog and the publication of a large database of positions of irregular satellites (Gomes-Júnior et al., 2015), the position of the stars and the ephemeris of the satellites are improved to better predict stellar occultation.</text:span></text:p>
      <text:p text:style-name="P11"><text:span text:style-name="T11">The present work predicts such events for the 8 largest irregular satellites of Jupiter and the largest irregular satellite of Saturn, Phoebe, up to 2020. Another motivation is the passage of Jupiter in front of the Galatic Plane in 2019-2020 increasing a lot the number of stars to be occulted. The same happens with Saturn in 2018.</text:span></text:p>
      <text:p text:style-name="P5"/>
      <text:p text:style-name="P5"/>
      <text:p text:style-name="P7">Refer<text:span text:style-name="T9">ences</text:span>:</text:p>
      <text:p text:style-name="P8"/>
      <text:p text:style-name="P9">[1] Gomes-Júnior, A. R. <text:span text:style-name="T5">et al.</text:span> <text:span text:style-name="T2">Astrometric positions for 18 irregular satellites of giant planets from 23 years of observations, </text:span><text:span text:style-name="T3">A&amp;A, 580, A76, </text:span><text:span text:style-name="T4">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Times New Roman1" svg:font-family="'Times New Roman', serif"/>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5:44:28</meta:creation-date>
    <dc:date>2016-12-02T14:05:25.407259361</dc:date>
    <meta:editing-duration>PT1H29M41S</meta:editing-duration>
    <meta:editing-cycles>11</meta:editing-cycles>
    <meta:generator>LibreOffice/5.1.4.2$Linux_X86_64 LibreOffice_project/10m0$Build-2</meta:generator>
    <meta:document-statistic meta:table-count="0" meta:image-count="0" meta:object-count="0" meta:page-count="1" meta:paragraph-count="8" meta:word-count="246" meta:character-count="1543" meta:non-whitespace-character-count="1305"/>
  </office:meta>
</office:document-meta>
</file>